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1" table:number-columns-repeated="13" table:default-cell-style-name="Default"/>
        <table:table-column table:style-name="co2" table:number-columns-repeated="236" table:default-cell-style-name="Default"/>
        <table:table-row table:style-name="ro1">
          <table:table-cell office:value-type="string" calcext:value-type="string">
            <text:p>Number of stem cells (x)</text:p>
          </table:table-cell>
          <table:table-cell office:value-type="string" calcext:value-type="string">
            <text:p>Photoreceptor activity (y)</text:p>
          </table:table-cell>
          <table:table-cell/>
          <table:table-cell office:value-type="string" calcext:value-type="string">
            <text:p>y=0.57x-2.5</text:p>
          </table:table-cell>
          <table:table-cell office:value-type="string" calcext:value-type="string">
            <text:p>y*=b*x+c</text:p>
          </table:table-cell>
          <table:table-cell office:value-type="string" calcext:value-type="string">
            <text:p>(y*-y)^2</text:p>
          </table:table-cell>
          <table:table-cell office:value-type="string" calcext:value-type="string">
            <text:p>(y-mean(y))^2</text:p>
          </table:table-cell>
          <table:table-cell table:number-columns-repeated="24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$D$6]*[.A2]+[.$D$7]" office:value-type="float" office:value="64.1324198239347" calcext:value-type="float">
            <text:p>64.1324198239</text:p>
          </table:table-cell>
          <table:table-cell table:formula="of:=([.E2]-[.B2])^2" office:value-type="float" office:value="17.0768936012487" calcext:value-type="float">
            <text:p>17.0768936012</text:p>
          </table:table-cell>
          <table:table-cell table:formula="of:=([.B2]-[.$D$10])^2" office:value-type="float" office:value="472.337777777778" calcext:value-type="float">
            <text:p>472.3377777778</text:p>
          </table:table-cell>
          <table:table-cell table:number-columns-repeated="249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table:formula="of:=PEARSON([.A2:.A16];[.B2:.B16])" office:value-type="float" office:value="0.934465030624902" calcext:value-type="float">
            <text:p>0.9344650306</text:p>
          </table:table-cell>
          <table:table-cell table:formula="of:=[.$D$6]*[.A3]+[.$D$7]" office:value-type="float" office:value="64.7046709999805" calcext:value-type="float">
            <text:p>64.704671</text:p>
          </table:table-cell>
          <table:table-cell table:formula="of:=([.E3]-[.B3])^2" office:value-type="float" office:value="5.26853521833055" calcext:value-type="float">
            <text:p>5.2685352183</text:p>
          </table:table-cell>
          <table:table-cell table:formula="of:=([.B3]-[.$D$10])^2" office:value-type="float" office:value="825.604444444445" calcext:value-type="float">
            <text:p>825.6044444444</text:p>
          </table:table-cell>
          <table:table-cell table:number-columns-repeated="24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dx</text:p>
          </table:table-cell>
          <table:table-cell table:formula="of:=STDEV([.A2:.A16])" office:value-type="float" office:value="38.258892523737" calcext:value-type="float">
            <text:p>38.2588925237</text:p>
          </table:table-cell>
          <table:table-cell table:formula="of:=[.$D$6]*[.A4]+[.$D$7]" office:value-type="float" office:value="66.4214245281177" calcext:value-type="float">
            <text:p>66.4214245281</text:p>
          </table:table-cell>
          <table:table-cell table:formula="of:=([.E4]-[.B4])^2" office:value-type="float" office:value="5.86329674537022" calcext:value-type="float">
            <text:p>5.8632967454</text:p>
          </table:table-cell>
          <table:table-cell table:formula="of:=([.B4]-[.$D$10])^2" office:value-type="float" office:value="662.204444444444" calcext:value-type="float">
            <text:p>662.2044444444</text:p>
          </table:table-cell>
          <table:table-cell table:number-columns-repeated="2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y</text:p>
          </table:table-cell>
          <table:table-cell table:formula="of:=STDEV([.B2:.B16])" office:value-type="float" office:value="23.4291231061645" calcext:value-type="float">
            <text:p>23.4291231062</text:p>
          </table:table-cell>
          <table:table-cell table:formula="of:=[.$D$6]*[.A5]+[.$D$7]" office:value-type="float" office:value="-1.67646542132693" calcext:value-type="float">
            <text:p>-1.6764654213</text:p>
          </table:table-cell>
          <table:table-cell table:formula="of:=([.E5]-[.B5])^2" office:value-type="float" office:value="93.6339830501358" calcext:value-type="float">
            <text:p>93.6339830501</text:p>
          </table:table-cell>
          <table:table-cell table:formula="of:=([.B5]-[.$D$10])^2" office:value-type="float" office:value="916.071111111111" calcext:value-type="float">
            <text:p>916.0711111111</text:p>
          </table:table-cell>
          <table:table-cell table:number-columns-repeated="24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[.D3]*([.D5]/[.D4])" office:value-type="float" office:value="0.572251176045754" calcext:value-type="float">
            <text:p>0.572251176</text:p>
          </table:table-cell>
          <table:table-cell table:formula="of:=[.$D$6]*[.A6]+[.$D$7]" office:value-type="float" office:value="27.5083445570065" calcext:value-type="float">
            <text:p>27.508344557</text:p>
          </table:table-cell>
          <table:table-cell table:formula="of:=([.E6]-[.B6])^2" office:value-type="float" office:value="210.49206178482" calcext:value-type="float">
            <text:p>210.4920617848</text:p>
          </table:table-cell>
          <table:table-cell table:formula="of:=([.B6]-[.$D$10])^2" office:value-type="float" office:value="638.404444444444" calcext:value-type="float">
            <text:p>638.4044444444</text:p>
          </table:table-cell>
          <table:table-cell table:number-columns-repeated="24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table:formula="of:=AVERAGE([.B2:.B16])-[.D6]*(AVERAGE([.A2:.A16]))" office:value-type="float" office:value="-2.24871659737268" calcext:value-type="float">
            <text:p>-2.2487165974</text:p>
          </table:table-cell>
          <table:table-cell table:formula="of:=[.$D$6]*[.A7]+[.$D$7]" office:value-type="float" office:value="42.9591263102419" calcext:value-type="float">
            <text:p>42.9591263102</text:p>
          </table:table-cell>
          <table:table-cell table:formula="of:=([.E7]-[.B7])^2" office:value-type="float" office:value="401.63661824884" calcext:value-type="float">
            <text:p>401.6366182488</text:p>
          </table:table-cell>
          <table:table-cell table:formula="of:=([.B7]-[.$D$10])^2" office:value-type="float" office:value="611.737777777778" calcext:value-type="float">
            <text:p>611.7377777778</text:p>
          </table:table-cell>
          <table:table-cell table:number-columns-repeated="24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7]^2/([.D7]^2+14)" office:value-type="float" office:value="0.265351259514739" calcext:value-type="float">
            <text:p>0.2653512595</text:p>
          </table:table-cell>
          <table:table-cell table:formula="of:=[.$D$6]*[.A8]+[.$D$7]" office:value-type="float" office:value="60.1266615916145" calcext:value-type="float">
            <text:p>60.1266615916</text:p>
          </table:table-cell>
          <table:table-cell table:formula="of:=([.E8]-[.B8])^2" office:value-type="float" office:value="8.25607360910356" calcext:value-type="float">
            <text:p>8.2560736091</text:p>
          </table:table-cell>
          <table:table-cell table:formula="of:=([.B8]-[.$D$10])^2" office:value-type="float" office:value="611.737777777778" calcext:value-type="float">
            <text:p>611.7377777778</text:p>
          </table:table-cell>
          <table:table-cell table:number-columns-repeated="24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dien</text:p>
          </table:table-cell>
          <table:table-cell table:formula="of:=[.D3]*([.D5]/[.D4])" office:value-type="float" office:value="0.572251176045754" calcext:value-type="float">
            <text:p>0.572251176</text:p>
          </table:table-cell>
          <table:table-cell table:formula="of:=[.$D$6]*[.A9]+[.$D$7]" office:value-type="float" office:value="13.2020651558627" calcext:value-type="float">
            <text:p>13.2020651559</text:p>
          </table:table-cell>
          <table:table-cell table:formula="of:=([.E9]-[.B9])^2" office:value-type="float" office:value="125.486263756192" calcext:value-type="float">
            <text:p>125.4862637562</text:p>
          </table:table-cell>
          <table:table-cell table:formula="of:=([.B9]-[.$D$10])^2" office:value-type="float" office:value="1315.27111111111" calcext:value-type="float">
            <text:p>1315.2711111111</text:p>
          </table:table-cell>
          <table:table-cell table:number-columns-repeated="24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an y</text:p>
          </table:table-cell>
          <table:table-cell table:formula="of:=AVERAGE([.B2:.B16])" office:value-type="float" office:value="38.2666666666667" calcext:value-type="float">
            <text:p>38.2666666667</text:p>
          </table:table-cell>
          <table:table-cell table:formula="of:=[.$D$6]*[.A10]+[.$D$7]" office:value-type="float" office:value="46.3926333665164" calcext:value-type="float">
            <text:p>46.3926333665</text:p>
          </table:table-cell>
          <table:table-cell table:formula="of:=([.E10]-[.B10])^2" office:value-type="float" office:value="0.154160960501979" calcext:value-type="float">
            <text:p>0.1541609605</text:p>
          </table:table-cell>
          <table:table-cell table:formula="of:=([.B10]-[.$D$10])^2" office:value-type="float" office:value="59.8044444444445" calcext:value-type="float">
            <text:p>59.8044444444</text:p>
          </table:table-cell>
          <table:table-cell table:number-columns-repeated="24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 x</text:p>
          </table:table-cell>
          <table:table-cell table:formula="of:=AVERAGE([.A2:.A16])" office:value-type="float" office:value="70.8" calcext:value-type="float">
            <text:p>70.8</text:p>
          </table:table-cell>
          <table:table-cell table:formula="of:=[.$D$6]*[.A11]+[.$D$7]" office:value-type="float" office:value="26.9360933809607" calcext:value-type="float">
            <text:p>26.936093381</text:p>
          </table:table-cell>
          <table:table-cell table:formula="of:=([.E11]-[.B11])^2" office:value-type="float" office:value="0.00408405595702799" calcext:value-type="float">
            <text:p>0.004084056</text:p>
          </table:table-cell>
          <table:table-cell table:formula="of:=([.B11]-[.$D$10])^2" office:value-type="float" office:value="126.937777777778" calcext:value-type="float">
            <text:p>126.9377777778</text:p>
          </table:table-cell>
          <table:table-cell table:number-columns-repeated="24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^2</text:p>
          </table:table-cell>
          <table:table-cell table:formula="of:=1-([.F17]/[.G17])" office:value-type="float" office:value="0.873224893460799" calcext:value-type="float">
            <text:p>0.8732248935</text:p>
          </table:table-cell>
          <table:table-cell table:formula="of:=[.$D$6]*[.A12]+[.$D$7]" office:value-type="float" office:value="42.3868751341961" calcext:value-type="float">
            <text:p>42.3868751342</text:p>
          </table:table-cell>
          <table:table-cell table:formula="of:=([.E12]-[.B12])^2" office:value-type="float" office:value="0.375922101067055" calcext:value-type="float">
            <text:p>0.3759221011</text:p>
          </table:table-cell>
          <table:table-cell table:formula="of:=([.B12]-[.$D$10])^2" office:value-type="float" office:value="22.4044444444445" calcext:value-type="float">
            <text:p>22.4044444444</text:p>
          </table:table-cell>
          <table:table-cell table:number-columns-repeated="24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D$6]*[.A13]+[.$D$7]" office:value-type="float" office:value="29.2250980851438" calcext:value-type="float">
            <text:p>29.2250980851</text:p>
          </table:table-cell>
          <table:table-cell table:formula="of:=([.E13]-[.B13])^2" office:value-type="float" office:value="27.301649999373" calcext:value-type="float">
            <text:p>27.3016499994</text:p>
          </table:table-cell>
          <table:table-cell table:formula="of:=([.B13]-[.$D$10])^2" office:value-type="float" office:value="203.537777777778" calcext:value-type="float">
            <text:p>203.5377777778</text:p>
          </table:table-cell>
          <table:table-cell table:number-columns-repeated="24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$D$6]*[.A14]+[.$D$7]" office:value-type="float" office:value="12.6298139798169" calcext:value-type="float">
            <text:p>12.6298139798</text:p>
          </table:table-cell>
          <table:table-cell table:formula="of:=([.E14]-[.B14])^2" office:value-type="float" office:value="6.91592156844045" calcext:value-type="float">
            <text:p>6.9159215684</text:p>
          </table:table-cell>
          <table:table-cell table:formula="of:=([.B14]-[.$D$10])^2" office:value-type="float" office:value="799.004444444444" calcext:value-type="float">
            <text:p>799.0044444444</text:p>
          </table:table-cell>
          <table:table-cell table:number-columns-repeated="24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$D$6]*[.A15]+[.$D$7]" office:value-type="float" office:value="20.0690792684117" calcext:value-type="float">
            <text:p>20.0690792684</text:p>
          </table:table-cell>
          <table:table-cell table:formula="of:=([.E15]-[.B15])^2" office:value-type="float" office:value="62.899503650737" calcext:value-type="float">
            <text:p>62.8995036507</text:p>
          </table:table-cell>
          <table:table-cell table:formula="of:=([.B15]-[.$D$10])^2" office:value-type="float" office:value="105.404444444444" calcext:value-type="float">
            <text:p>105.4044444444</text:p>
          </table:table-cell>
          <table:table-cell table:number-columns-repeated="24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$D$6]*[.A16]+[.$D$7]" office:value-type="float" office:value="58.9821592395229" calcext:value-type="float">
            <text:p>58.9821592395</text:p>
          </table:table-cell>
          <table:table-cell table:formula="of:=([.E16]-[.B16])^2" office:value-type="float" office:value="8.8932737298721" calcext:value-type="float">
            <text:p>8.8932737299</text:p>
          </table:table-cell>
          <table:table-cell table:formula="of:=([.B16]-[.$D$10])^2" office:value-type="float" office:value="314.471111111111" calcext:value-type="float">
            <text:p>314.4711111111</text:p>
          </table:table-cell>
          <table:table-cell table:number-columns-repeated="249"/>
        </table:table-row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F2:.F16])" office:value-type="float" office:value="974.25824207999" calcext:value-type="float">
            <text:p>974.25824208</text:p>
          </table:table-cell>
          <table:table-cell table:formula="of:=SUM([.G2:.G16])" office:value-type="float" office:value="7684.93333333333" calcext:value-type="float">
            <text:p>7684.9333333333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9:46:41.459615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09:48:08.47724217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3" meta:object-count="0"/>
  </office:meta>
</office:document-meta>
</file>